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一覧画面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bold" style:font-name-asian="メイリオ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10pt" style:language-asian="ja" style:country-asian="JP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draw:stroke-dash="Long_20_Dash" svg:stroke-width="0.1cm" svg:stroke-color="#000000" draw:marker-start-width="0.35cm" draw:marker-end-width="0.35cm" svg:stroke-linecap="butt" draw:fill-color="#ffffff" draw:textarea-horizontal-align="justify" draw:textarea-vertical-align="middle" draw:auto-grow-height="false" fo:min-height="10.916cm" fo:min-width="12.948cm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461cm" fo:min-width="7.411cm"/>
      <style:paragraph-properties style:writing-mode="lr-tb"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1.461cm" fo:min-width="1.138cm"/>
      <style:paragraph-properties style:writing-mode="lr-tb" fo:text-align="start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1.461cm" fo:min-width="3.393cm"/>
      <style:paragraph-properties style:writing-mode="lr-tb" fo:text-align="start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6cm" fo:min-width="8.46cm"/>
      <style:paragraph-properties fo:text-align="center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461cm" fo:min-width="3.801cm"/>
      <style:paragraph-properties style:writing-mode="lr-tb" fo:text-align="start"/>
      <style:text-properties fo:color="#3465a4" loext:opacity="100%" style:text-underline-style="solid" style:text-underline-width="auto" style:text-underline-color="font-color"/>
    </style:style>
    <style:style style:name="gr8" style:family="graphic">
      <style:graphic-properties draw:fill-color="#999999" draw:textarea-horizontal-align="justify" draw:textarea-vertical-align="middle" draw:auto-grow-height="false" fo:min-height="0.77cm" fo:min-width="1.9cm"/>
      <style:paragraph-properties style:writing-mode="lr-tb" fo:text-align="center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1.461cm" fo:min-width="1.138cm"/>
      <style:paragraph-properties style:writing-mode="lr-tb" fo:text-align="start"/>
      <style:text-properties fo:color="#ff0000" loext:opacity="100%"/>
    </style:style>
    <style:style style:name="gr10" style:family="graphic">
      <style:graphic-properties draw:stroke="solid" draw:stroke-dash="Long_20_Dash" svg:stroke-width="0.1cm" svg:stroke-color="#000000" draw:marker-start-width="0.35cm" draw:marker-end-width="0.35cm" svg:stroke-linecap="butt" draw:fill-color="#ffffff" draw:textarea-horizontal-align="justify" draw:textarea-vertical-align="middle" draw:auto-grow-height="false" fo:min-height="10.816cm" fo:min-width="12.848cm" fo:padding-top="0.05cm" fo:padding-bottom="0.05cm" fo:padding-left="0.05cm" fo:padding-right="0.05cm"/>
      <style:paragraph-properties fo:text-align="center"/>
    </style:style>
    <style:style style:name="gr11" style:family="graphic">
      <style:graphic-properties draw:fill-color="#999999" draw:textarea-horizontal-align="justify" draw:textarea-vertical-align="middle" draw:auto-grow-height="false" fo:min-height="0.77cm" fo:min-width="2.904cm"/>
      <style:paragraph-properties style:writing-mode="lr-tb" fo:text-align="center"/>
    </style:style>
    <style:style style:name="gr12" style:family="graphic">
      <style:graphic-properties draw:stroke="none" draw:fill-color="#ffffff" draw:textarea-horizontal-align="justify" draw:textarea-vertical-align="middle" draw:auto-grow-height="false" fo:min-height="1.114cm" fo:min-width="1.138cm"/>
      <style:paragraph-properties style:writing-mode="lr-tb" fo:text-align="start"/>
      <style:text-properties fo:color="#ff0000" loext:opacity="10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start"/>
      <style:text-properties fo:color="#3465a4" loext:opacity="100%"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start"/>
      <style:text-properties fo:color="#3465a4" loext:opacity="100%" style:text-underline-style="solid" style:text-underline-width="auto" style:text-underline-color="font-colo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text-align="start"/>
      <style:text-properties fo:color="#ff0000" loext:opacity="100%"/>
    </style:style>
    <style:style style:name="P9" style:family="paragraph">
      <loext:graphic-properties draw:fill-color="#ffffff"/>
      <style:paragraph-properties fo:text-align="start"/>
      <style:text-properties fo:color="#ff0000" loext:opacity="100%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ff0000" loext:opacity="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office:forms form:automatic-focus="false" form:apply-design-mode="false"/>
        <table:shapes>
          <draw:custom-shape draw:z-index="0" draw:name="シェイプ 1" draw:style-name="gr1" draw:text-style-name="P1" svg:width="12.948cm" svg:height="10.916cm" svg:x="2.171cm" svg:y="4.302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svg:width="7.411cm" svg:height="1.461cm" svg:x="2.416cm" svg:y="5.759cm">
            <text:p text:style-name="P2">ToDo管理アプリ　ログイン</text:p>
            <draw:enhanced-geometry svg:viewBox="0 0 21600 21600" draw:type="rectangle" draw:enhanced-path="M 0 0 L 21600 0 21600 21600 0 21600 0 0 Z N"/>
          </draw:custom-shape>
          <draw:line draw:z-index="2" draw:name="線 1" draw:style-name="gr3" draw:text-style-name="P2" svg:x1="13.708cm" svg:y1="7.06cm" svg:x2="2.932cm" svg:y2="7.06cm">
            <text:p/>
          </draw:line>
          <draw:custom-shape draw:z-index="3" draw:name="シェイプ 4" draw:style-name="gr4" draw:text-style-name="P4" svg:width="1.138cm" svg:height="1.461cm" svg:x="3.259cm" svg:y="8.549cm">
            <text:p text:style-name="P3">ユーザーID</text:p>
            <draw:enhanced-geometry svg:viewBox="0 0 21600 21600" draw:type="rectangle" draw:enhanced-path="M 0 0 L 21600 0 21600 21600 0 21600 0 0 Z N"/>
          </draw:custom-shape>
          <draw:custom-shape draw:z-index="4" draw:name="シェイプ 5" draw:style-name="gr5" draw:text-style-name="P4" svg:width="3.393cm" svg:height="1.461cm" svg:x="3.256cm" svg:y="10.307cm">
            <text:p text:style-name="P3">パスワード</text:p>
            <draw:enhanced-geometry svg:viewBox="0 0 21600 21600" draw:type="rectangle" draw:enhanced-path="M 0 0 L 21600 0 21600 21600 0 21600 0 0 Z N"/>
          </draw:custom-shape>
          <draw:custom-shape draw:z-index="5" draw:name="シェイプ 6" draw:style-name="gr6" draw:text-style-name="P1" svg:width="8.524cm" svg:height="0.664cm" svg:x="3.257cm" svg:y="9.9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シェイプ 7" draw:style-name="gr6" draw:text-style-name="P1" svg:width="8.524cm" svg:height="0.664cm" svg:x="3.23cm" svg:y="11.5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シェイプ 8" draw:style-name="gr7" draw:text-style-name="P6" svg:width="3.801cm" svg:height="1.461cm" svg:x="3.229cm" svg:y="13.443cm">
            <text:p text:style-name="P5"><text:span text:style-name="T1">新規登録はこちら</text:span></text:p>
            <draw:enhanced-geometry svg:viewBox="0 0 21600 21600" draw:type="rectangle" draw:enhanced-path="M 0 0 L 21600 0 21600 21600 0 21600 0 0 Z N"/>
          </draw:custom-shape>
          <draw:custom-shape draw:z-index="8" draw:name="シェイプ 3" draw:style-name="gr8" draw:text-style-name="P7" svg:width="1.9cm" svg:height="0.77cm" svg:x="3.285cm" svg:y="12.744cm">
            <text:p text:style-name="P2">ログイン</text:p>
            <draw:enhanced-geometry svg:viewBox="0 0 21600 21600" draw:type="rectangle" draw:enhanced-path="M 0 0 L 21600 0 21600 21600 0 21600 0 0 Z N"/>
          </draw:custom-shape>
          <draw:custom-shape draw:z-index="9" draw:name="シェイプ 9" draw:style-name="gr9" draw:text-style-name="P9" svg:width="1.138cm" svg:height="1.461cm" svg:x="3.285cm" svg:y="7.38cm">
            <text:p text:style-name="P8"><text:span text:style-name="T2">ユーザー</text:span><text:span text:style-name="T2">ID</text:span><text:span text:style-name="T2">かパスワードに誤りがあります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21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ログイン画面</text:p>
          </table:table-cell>
          <table:covered-table-cell table:number-columns-repeated="32" table:style-name="ce21"/>
          <table:table-cell table:style-name="ce12" office:value-type="string" calcext:value-type="string" table:number-columns-spanned="5" table:number-rows-spanned="3">
            <text:p>黒澤</text:p>
          </table:table-cell>
          <table:covered-table-cell table:number-columns-repeated="4" table:style-name="ce12"/>
          <table:table-cell table:style-name="ce33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21"/>
          <table:covered-table-cell table:number-columns-repeated="20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21"/>
          <table:covered-table-cell table:number-columns-repeated="20" table:style-name="ce12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ページタイトル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画面タイトル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ユーザーID欄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textbox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ID入力欄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パスワード欄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password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パスワード入力欄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ログインボタン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button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ログイン処理を実行するボタン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新規登録用リンク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新規登録画面へのリンク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エラーメッセージ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ログイン失敗時のメッセージ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2">
          <table:table-cell/>
          <table:table-cell table:style-name="ce19"/>
          <table:table-cell table:number-columns-repeated="4"/>
          <table:table-cell table:style-name="ce15"/>
          <table:table-cell table:number-columns-repeated="3"/>
          <table:table-cell table:style-name="ce16"/>
          <table:table-cell table:number-columns-repeated="25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 office:value-type="string" calcext:value-type="string">
            <text:p>Idはメールアドレスで登録される想定、最大256文字のため桁数も256に設定する</text:p>
          </table:table-cell>
          <table:table-cell table:style-name="ce24" table:number-columns-repeated="30"/>
          <table:table-cell table:style-name="ce30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9" office:value-type="string" calcext:value-type="string">
            <text:p>passwordは</text:p>
          </table:table-cell>
          <table:table-cell table:number-columns-repeated="30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ToDo管理サービスへのログインを管理するページ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新規ユーザーへは、新規ユーザー登録画面へ案内する</text:p>
          </table:table-cell>
          <table:table-cell table:number-columns-repeated="64"/>
          <table:table-cell table:style-name="ce28"/>
        </table:table-row>
        <table:table-row table:style-name="ro1" table:number-rows-repeated="6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入力されたIDとPassをユーザーDBと照合し、ログインの可否を判断す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新規登録画面へのリンクを置く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IDやPassに誤りがある場合は画面上でエラー出力する</text:p>
          </table:table-cell>
          <table:table-cell table:number-columns-repeated="64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新規ユーザー登録画面" table:style-name="ta1">
        <office:forms form:automatic-focus="false" form:apply-design-mode="false"/>
        <table:shapes>
          <draw:custom-shape draw:z-index="0" draw:name="シェイプ 1" draw:style-name="gr10" draw:text-style-name="P1" svg:width="12.948cm" svg:height="10.916cm" svg:x="2.199cm" svg:y="4.249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svg:width="7.411cm" svg:height="1.461cm" svg:x="2.416cm" svg:y="5.759cm">
            <text:p text:style-name="P2">ToDo管理アプリ　ユーザー登録</text:p>
            <draw:enhanced-geometry svg:viewBox="0 0 21600 21600" draw:type="rectangle" draw:enhanced-path="M 0 0 L 21600 0 21600 21600 0 21600 0 0 Z N"/>
          </draw:custom-shape>
          <draw:line draw:z-index="2" draw:name="線 1" draw:style-name="gr3" draw:text-style-name="P2" svg:x1="13.708cm" svg:y1="7.06cm" svg:x2="2.932cm" svg:y2="7.06cm">
            <text:p/>
          </draw:line>
          <draw:custom-shape draw:z-index="3" draw:name="シェイプ 4" draw:style-name="gr4" draw:text-style-name="P4" svg:width="1.138cm" svg:height="1.461cm" svg:x="3.259cm" svg:y="8.709cm">
            <text:p text:style-name="P3">ユーザーID</text:p>
            <draw:enhanced-geometry svg:viewBox="0 0 21600 21600" draw:type="rectangle" draw:enhanced-path="M 0 0 L 21600 0 21600 21600 0 21600 0 0 Z N"/>
          </draw:custom-shape>
          <draw:custom-shape draw:z-index="4" draw:name="シェイプ 5" draw:style-name="gr5" draw:text-style-name="P4" svg:width="3.393cm" svg:height="1.461cm" svg:x="3.256cm" svg:y="10.307cm">
            <text:p text:style-name="P3">パスワード</text:p>
            <draw:enhanced-geometry svg:viewBox="0 0 21600 21600" draw:type="rectangle" draw:enhanced-path="M 0 0 L 21600 0 21600 21600 0 21600 0 0 Z N"/>
          </draw:custom-shape>
          <draw:custom-shape draw:z-index="5" draw:name="シェイプ 6" draw:style-name="gr6" draw:text-style-name="P1" svg:width="8.524cm" svg:height="0.664cm" svg:x="3.257cm" svg:y="9.9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シェイプ 7" draw:style-name="gr6" draw:text-style-name="P1" svg:width="8.524cm" svg:height="0.664cm" svg:x="3.23cm" svg:y="11.5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シェイプ 8" draw:style-name="gr7" draw:text-style-name="P6" svg:width="3.801cm" svg:height="1.461cm" svg:x="3.229cm" svg:y="13.443cm">
            <text:p text:style-name="P5"><text:span text:style-name="T1">ログインはこちらから</text:span></text:p>
            <draw:enhanced-geometry svg:viewBox="0 0 21600 21600" draw:type="rectangle" draw:enhanced-path="M 0 0 L 21600 0 21600 21600 0 21600 0 0 Z N"/>
          </draw:custom-shape>
          <draw:custom-shape draw:z-index="8" draw:name="シェイプ 3" draw:style-name="gr11" draw:text-style-name="P7" svg:width="2.904cm" svg:height="0.77cm" svg:x="3.285cm" svg:y="12.744cm">
            <text:p text:style-name="P2">ユーザー登録</text:p>
            <draw:enhanced-geometry svg:viewBox="0 0 21600 21600" draw:type="rectangle" draw:enhanced-path="M 0 0 L 21600 0 21600 21600 0 21600 0 0 Z N"/>
          </draw:custom-shape>
          <draw:custom-shape draw:z-index="9" draw:name="シェイプ 9" draw:style-name="gr12" draw:text-style-name="P9" svg:width="1.138cm" svg:height="1.114cm" svg:x="3.285cm" svg:y="7.141cm">
            <text:p text:style-name="P8"><text:span text:style-name="T2">入力されていない情報があります</text:span></text:p>
            <draw:enhanced-geometry svg:viewBox="0 0 21600 21600" draw:type="rectangle" draw:enhanced-path="M 0 0 L 21600 0 21600 21600 0 21600 0 0 Z N"/>
          </draw:custom-shape>
          <draw:custom-shape draw:z-index="10" draw:name="シェイプ 10" draw:style-name="gr12" draw:text-style-name="P9" svg:width="1.138cm" svg:height="1.114cm" svg:x="3.284cm" svg:y="7.919cm">
            <text:p text:style-name="P8"><text:span text:style-name="T2">このユーザー</text:span><text:span text:style-name="T2">ID</text:span><text:span text:style-name="T2">は既に登録されています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21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新規ユーザー登録画面</text:p>
          </table:table-cell>
          <table:covered-table-cell table:number-columns-repeated="32" table:style-name="ce21"/>
          <table:table-cell table:style-name="ce12" office:value-type="string" calcext:value-type="string" table:number-columns-spanned="5" table:number-rows-spanned="3">
            <text:p>黒澤</text:p>
          </table:table-cell>
          <table:covered-table-cell table:number-columns-repeated="4" table:style-name="ce12"/>
          <table:table-cell table:style-name="ce33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21"/>
          <table:covered-table-cell table:number-columns-repeated="20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21"/>
          <table:covered-table-cell table:number-columns-repeated="20" table:style-name="ce12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ページタイトル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画面タイトル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ユーザーID欄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textbox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ID入力欄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パスワード欄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password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パスワード入力欄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ユーザー登録ボタン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button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登録処理を実行するボタン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ログイン画面用リンク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ログイン画面へのリンク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エラーメッセージ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label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必須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ログイン失敗時のメッセージ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2">
          <table:table-cell/>
          <table:table-cell table:style-name="ce19"/>
          <table:table-cell table:number-columns-repeated="4"/>
          <table:table-cell table:style-name="ce15"/>
          <table:table-cell table:number-columns-repeated="3"/>
          <table:table-cell table:style-name="ce16"/>
          <table:table-cell table:number-columns-repeated="25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 office:value-type="string" calcext:value-type="string">
            <text:p>Idはメールアドレスで登録される想定、最大256文字のため桁数も256に設定する</text:p>
          </table:table-cell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ToDo管理サービスへのユーザー登録を管理する</text:p>
          </table:table-cell>
          <table:table-cell table:number-columns-repeated="64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入力されたIDとPassをユーザーDBと照合し、ユーザー登録の可否を判断す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登録可能な場合は、IDとPassをユーザーDBへ登録す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既に同じIDがDBにある場合、IDかPassのどちらかが欠ける場合はエラーメッセージを出力する</text:p>
          </table:table-cell>
          <table:table-cell table:number-columns-repeated="64"/>
          <table:table-cell table:style-name="ce28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登録完了後、ログイン画面に遷移する</text:p>
          </table:table-cell>
          <table:table-cell table:number-columns-repeated="64"/>
          <table:table-cell table:style-name="ce28"/>
        </table:table-row>
        <table:table-row table:style-name="ro1" table:number-rows-repeated="4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draw:stroke-dash draw:name="Long_20_Dash" draw:display-name="Long Dash" draw:style="rect" draw:dots1="1" draw:dots1-length="400%" draw:distance="300%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一覧画面" style:display-name="PageStyle_一覧画面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3T11:26:44.585000000</dc:date>
    <meta:editing-cycles>10</meta:editing-cycles>
    <meta:editing-duration>PT24M14S</meta:editing-duration>
    <meta:generator>LibreOffice/7.3.5.2$Windows_X86_64 LibreOffice_project/184fe81b8c8c30d8b5082578aee2fed2ea847c01</meta:generator>
    <meta:document-statistic meta:table-count="2" meta:cell-count="152" meta:object-count="21"/>
  </office:meta>
</office:document-meta>
</file>